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salarios" table:style-name="ta1" table:print="false">
        <table:table-column table:style-name="co1" table:default-cell-style-name="ce1"/>
        <table:table-column table:style-name="co1" table:number-columns-repeated="11" table:default-cell-style-name="Default"/>
        <table:table-row table:style-name="ro2">
          <table:table-cell table:style-name="Default" office:value-type="string">
            <text:p>fecha</text:p>
          </table:table-cell>
          <table:table-cell office:value-type="string">
            <text:p>nombre</text:p>
          </table:table-cell>
          <table:table-cell office:value-type="string">
            <text:p>apellidos</text:p>
          </table:table-cell>
          <table:table-cell office:value-type="string">
            <text:p>id</text:p>
          </table:table-cell>
          <table:table-cell office:value-type="string">
            <text:p>status</text:p>
          </table:table-cell>
          <table:table-cell office:value-type="string">
            <text:p>salario nominal</text:p>
          </table:table-cell>
          <table:table-cell office:value-type="string">
            <text:p>salario percibido</text:p>
          </table:table-cell>
          <table:table-cell office:value-type="string">
            <text:p>goteo</text:p>
          </table:table-cell>
          <table:table-cell office:value-type="string">
            <text:p>donacion 1</text:p>
          </table:table-cell>
          <table:table-cell table:style-name="ce3" office:value-type="string">
            <text:p>a favor de 1</text:p>
          </table:table-cell>
          <table:table-cell office:value-type="string">
            <text:p>Donacion 2</text:p>
          </table:table-cell>
          <table:table-cell office:value-type="string">
            <text:p>a favor de 2</text:p>
          </table:table-cell>
        </table:table-row>
        <table:table-row table:style-name="ro2">
          <table:table-cell office:value-type="date" office:date-value="2015-11-01">
            <text:p>01/11/2015</text:p>
          </table:table-cell>
          <table:table-cell office:value-type="string">
            <text:p>Juan</text:p>
          </table:table-cell>
          <table:table-cell office:value-type="string">
            <text:p>Pérez</text:p>
          </table:table-cell>
          <table:table-cell office:value-type="string">
            <text:p>c01</text:p>
          </table:table-cell>
          <table:table-cell office:value-type="string">
            <text:p>c</text:p>
          </table:table-cell>
          <table:table-cell office:value-type="string">
            <text:p>5000.00</text:p>
          </table:table-cell>
          <table:table-cell office:value-type="string">
            <text:p>3000.00</text:p>
          </table:table-cell>
          <table:table-cell office:value-type="string">
            <text:p>200.00</text:p>
          </table:table-cell>
          <table:table-cell office:value-type="string">
            <text:p>1800.00</text:p>
          </table:table-cell>
          <table:table-cell office:value-type="string">
            <text:p>IU</text:p>
          </table:table-cell>
          <table:table-cell table:number-columns-repeated="2"/>
        </table:table-row>
        <table:table-row table:style-name="ro2">
          <table:table-cell office:value-type="date" office:date-value="2015-11-01">
            <text:p>01/11/2015</text:p>
          </table:table-cell>
          <table:table-cell office:value-type="string">
            <text:p>María</text:p>
          </table:table-cell>
          <table:table-cell office:value-type="string">
            <text:p>González</text:p>
          </table:table-cell>
          <table:table-cell office:value-type="string">
            <text:p>c02</text:p>
          </table:table-cell>
          <table:table-cell office:value-type="string">
            <text:p>c</text:p>
          </table:table-cell>
          <table:table-cell office:value-type="string">
            <text:p>5000.00</text:p>
          </table:table-cell>
          <table:table-cell office:value-type="string">
            <text:p>3000.00</text:p>
          </table:table-cell>
          <table:table-cell office:value-type="string">
            <text:p>200.00</text:p>
          </table:table-cell>
          <table:table-cell office:value-type="string">
            <text:p>1000.00</text:p>
          </table:table-cell>
          <table:table-cell office:value-type="string">
            <text:p>Podemos</text:p>
          </table:table-cell>
          <table:table-cell office:value-type="string">
            <text:p>800.0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date" office:date-value="2015-11-01">
            <text:p>01/11/2015</text:p>
          </table:table-cell>
          <table:table-cell office:value-type="string">
            <text:p>Pablo</text:p>
          </table:table-cell>
          <table:table-cell office:value-type="string">
            <text:p>Martínez</text:p>
          </table:table-cell>
          <table:table-cell office:value-type="string">
            <text:p>e01</text:p>
          </table:table-cell>
          <table:table-cell office:value-type="string">
            <text:p>e</text:p>
          </table:table-cell>
          <table:table-cell office:value-type="string">
            <text:p>4000.00</text:p>
          </table:table-cell>
          <table:table-cell office:value-type="string">
            <text:p>2800.00</text:p>
          </table:table-cell>
          <table:table-cell office:value-type="string">
            <text:p>120.00</text:p>
          </table:table-cell>
          <table:table-cell office:value-type="string">
            <text:p>1080.00</text:p>
          </table:table-cell>
          <table:table-cell office:value-type="string">
            <text:p>Otra cosa</text:p>
          </table:table-cell>
          <table:table-cell table:number-columns-repeated="2"/>
        </table:table-row>
        <table:table-row table:style-name="ro2">
          <table:table-cell office:value-type="date" office:date-value="2015-10-01">
            <text:p>01/10/2015</text:p>
          </table:table-cell>
          <table:table-cell office:value-type="string">
            <text:p>Juan</text:p>
          </table:table-cell>
          <table:table-cell office:value-type="string">
            <text:p>Pérez</text:p>
          </table:table-cell>
          <table:table-cell office:value-type="string">
            <text:p>c01</text:p>
          </table:table-cell>
          <table:table-cell office:value-type="string">
            <text:p>c</text:p>
          </table:table-cell>
          <table:table-cell office:value-type="string">
            <text:p>5000.00</text:p>
          </table:table-cell>
          <table:table-cell office:value-type="string">
            <text:p>3000.00</text:p>
          </table:table-cell>
          <table:table-cell office:value-type="string">
            <text:p>200.00</text:p>
          </table:table-cell>
          <table:table-cell office:value-type="string">
            <text:p>1800.00</text:p>
          </table:table-cell>
          <table:table-cell office:value-type="string">
            <text:p>IU</text:p>
          </table:table-cell>
          <table:table-cell table:number-columns-repeated="2"/>
        </table:table-row>
        <table:table-row table:style-name="ro2">
          <table:table-cell office:value-type="date" office:date-value="2015-10-01">
            <text:p>01/10/2015</text:p>
          </table:table-cell>
          <table:table-cell office:value-type="string">
            <text:p>María</text:p>
          </table:table-cell>
          <table:table-cell office:value-type="string">
            <text:p>González</text:p>
          </table:table-cell>
          <table:table-cell office:value-type="string">
            <text:p>c02</text:p>
          </table:table-cell>
          <table:table-cell office:value-type="string">
            <text:p>c</text:p>
          </table:table-cell>
          <table:table-cell office:value-type="string">
            <text:p>5000.00</text:p>
          </table:table-cell>
          <table:table-cell office:value-type="string">
            <text:p>3000.00</text:p>
          </table:table-cell>
          <table:table-cell office:value-type="string">
            <text:p>200.00</text:p>
          </table:table-cell>
          <table:table-cell office:value-type="string">
            <text:p>1000.00</text:p>
          </table:table-cell>
          <table:table-cell office:value-type="string">
            <text:p>Podemos</text:p>
          </table:table-cell>
          <table:table-cell office:value-type="string">
            <text:p>800.00</text:p>
          </table:table-cell>
          <table:table-cell office:value-type="string">
            <text:p>AI</text:p>
          </table:table-cell>
        </table:table-row>
        <table:table-row table:style-name="ro2">
          <table:table-cell office:value-type="date" office:date-value="2015-10-01">
            <text:p>01/10/2015</text:p>
          </table:table-cell>
          <table:table-cell office:value-type="string">
            <text:p>Pablo</text:p>
          </table:table-cell>
          <table:table-cell office:value-type="string">
            <text:p>Martínez</text:p>
          </table:table-cell>
          <table:table-cell office:value-type="string">
            <text:p>e01</text:p>
          </table:table-cell>
          <table:table-cell office:value-type="string">
            <text:p>e</text:p>
          </table:table-cell>
          <table:table-cell office:value-type="string">
            <text:p>4000.00</text:p>
          </table:table-cell>
          <table:table-cell office:value-type="string">
            <text:p>2800.00</text:p>
          </table:table-cell>
          <table:table-cell office:value-type="string">
            <text:p>120.00</text:p>
          </table:table-cell>
          <table:table-cell office:value-type="string">
            <text:p>1080.00</text:p>
          </table:table-cell>
          <table:table-cell office:value-type="string">
            <text:p>Otra cosa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11"/>
        </table:table-row>
        <table:table-row table:style-name="ro2">
          <table:table-cell table:style-name="Default"/>
          <table:table-cell table:number-columns-repeated="2"/>
          <table:table-cell table:style-name="ce2"/>
          <table:table-cell table:number-columns-repeated="8"/>
        </table:table-row>
      </table:table>
      <table:table table:name="lista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Juan</text:p>
          </table:table-cell>
          <table:table-cell office:value-type="string">
            <text:p>Pérez</text:p>
          </table:table-cell>
          <table:table-cell office:value-type="string">
            <text:p>c01</text:p>
          </table:table-cell>
          <table:table-cell office:value-type="string">
            <text:p>c01.jpg</text:p>
          </table:table-cell>
        </table:table-row>
        <table:table-row table:style-name="ro2">
          <table:table-cell office:value-type="string">
            <text:p>María</text:p>
          </table:table-cell>
          <table:table-cell office:value-type="string">
            <text:p>González</text:p>
          </table:table-cell>
          <table:table-cell office:value-type="string">
            <text:p>c02</text:p>
          </table:table-cell>
          <table:table-cell office:value-type="string">
            <text:p>c02.jpg</text:p>
          </table:table-cell>
        </table:table-row>
        <table:table-row table:style-name="ro2">
          <table:table-cell office:value-type="string">
            <text:p>Pablo</text:p>
          </table:table-cell>
          <table:table-cell office:value-type="string">
            <text:p>Martínez</text:p>
          </table:table-cell>
          <table:table-cell office:value-type="string">
            <text:p>e01</text:p>
          </table:table-cell>
          <table:table-cell office:value-type="string">
            <text:p>e01.jpg</text:p>
          </table:table-cell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9/11/2015</text:date>, <text:time>22:43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Calosci</meta:initial-creator>
    <meta:creation-date>2015-11-08T18:15:28</meta:creation-date>
    <dc:date>2015-11-09T22:43:37</dc:date>
    <dc:creator>Alfredo Calosci</dc:creator>
    <meta:editing-duration>P1DT4H25M27S</meta:editing-duration>
    <meta:editing-cycles>2</meta:editing-cycles>
    <meta:generator>OpenOffice/4.1.1$Unix OpenOffice.org_project/411m6$Build-9775</meta:generator>
    <meta:document-statistic meta:table-count="3" meta:cell-count="88" meta:object-count="0"/>
  </office:meta>
</office:document-meta>
</file>